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size="14pt" fo:font-weight="bold" officeooo:rsid="001c536f" officeooo:paragraph-rsid="001c536f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1c536f" officeooo:paragraph-rsid="00205d37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c79f7" officeooo:paragraph-rsid="001c79f7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d0808" officeooo:paragraph-rsid="001d0808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d0808" officeooo:paragraph-rsid="001c536f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c536f" officeooo:paragraph-rsid="001c536f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23b774" officeooo:paragraph-rsid="0023b774" style:font-size-asian="14pt" style:font-weight-asian="bold" style:font-size-complex="14pt" style:font-weight-complex="bold"/>
    </style:style>
    <style:style style:name="T1" style:family="text">
      <style:text-properties officeooo:rsid="001c79f7"/>
    </style:style>
    <style:style style:name="T2" style:family="text">
      <style:text-properties officeooo:rsid="001d08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D:</text:p>
      <text:p text:style-name="P1">Tytuł:</text:p>
      <text:p text:style-name="P1"/>
      <text:p text:style-name="P1"/>
      <text:p text:style-name="P1">P<text:span text:style-name="T1">riorytet</text:span>:</text:p>
      <text:p text:style-name="P3">Wersja oprogramowania:</text:p>
      <text:p text:style-name="P1">Kategoria:</text:p>
      <text:p text:style-name="P7">Zgłaszający:</text:p>
      <text:p text:style-name="P1">Miejsce wykrycia:</text:p>
      <text:p text:style-name="P1">Środowisko:</text:p>
      <text:p text:style-name="P3">Dane testowe:</text:p>
      <text:p text:style-name="P3"/>
      <text:p text:style-name="P1"/>
      <text:p text:style-name="P1">Krótki opis:</text:p>
      <text:p text:style-name="P1"/>
      <text:p text:style-name="P1"/>
      <text:p text:style-name="P1"><text:span text:style-name="T2">Kroki do reprodukcji</text:span>:</text:p>
      <text:p text:style-name="P1"/>
      <text:p text:style-name="P1"/>
      <text:p text:style-name="P1"/>
      <text:p text:style-name="P1"/>
      <text:p text:style-name="P1"/>
      <text:p text:style-name="P1"/>
      <text:p text:style-name="P1">Oczekiwany rezultat:</text:p>
      <text:p text:style-name="P1"/>
      <text:p text:style-name="P1"/>
      <text:p text:style-name="P1">Rzeczywisty rezultat:</text:p>
      <text:p text:style-name="P1"/>
      <text:p text:style-name="P1"/>
      <text:p text:style-name="P1"/>
      <text:p text:style-name="P4">Załączniki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2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20M14S</meta:editing-duration>
    <meta:editing-cycles>5</meta:editing-cycles>
    <meta:generator>LibreOffice/7.3.0.3$Windows_X86_64 LibreOffice_project/0f246aa12d0eee4a0f7adcefbf7c878fc2238db3</meta:generator>
    <dc:date>2022-02-28T12:13:46.077000000</dc:date>
    <meta:document-statistic meta:table-count="0" meta:image-count="0" meta:object-count="0" meta:page-count="2" meta:paragraph-count="14" meta:word-count="22" meta:character-count="189" meta:non-whitespace-character-count="181"/>
    <meta:user-defined meta:name="Info 1"/>
    <meta:user-defined meta:name="Info 2"/>
    <meta:user-defined meta:name="Info 3"/>
    <meta:user-defined meta:name="Info 4"/>
  </office:meta>
</office:document-meta>
</file>